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bf0041" draw:marker-start="" draw:marker-end="Symmetric_20_Arrow" draw:fill="solid" draw:textarea-vertical-align="middle"/>
    </style:style>
    <style:style style:name="gr4" style:family="graphic" style:parent-style-name="objectwithoutfill">
      <style:graphic-properties draw:marker-start="Symmetric_20_Arrow" draw:fill="solid" draw:textarea-vertical-align="middle"/>
    </style:style>
    <style:style style:name="gr5" style:family="graphic" style:parent-style-name="objectwithoutfill">
      <style:graphic-properties svg:stroke-color="#158466" draw:marker-start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35cm" svg:y1="16.494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7.35cm" svg:y2="16.494cm">
          <text:p/>
        </draw:line>
        <draw:frame draw:style-name="gr2" draw:text-style-name="P2" draw:layer="layout" svg:width="0.505cm" svg:height="0.627cm" svg:x="5.953cm" svg:y="18.3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05cm" svg:height="0.627cm" svg:x="9.255cm" svg:y="21.4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84cm" svg:height="0.627cm" svg:x="10.168cm" svg:y="17.89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431cm" svg:height="0.2cm" svg:x="7.427cm" svg:y="17.43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393cm" svg:height="0.349cm" svg:x="11.783cm" svg:y="20.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427cm" svg:height="0.273cm" svg:x="6.715cm" svg:y="20.4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path draw:style-name="gr3" draw:text-style-name="P1" draw:layer="layout" svg:width="0.7cm" svg:height="0.509cm" draw:transform="skewX (-0.10471975511966) rotate (-0.405265452313084) translate (7.37463014426252cm 16.7255564408747cm)" svg:viewBox="0 0 701 510" svg:d="M0 509c141 12 266-71 389-137 127-68 239-184 299-336l13-36">
          <text:p/>
        </draw:path>
        <draw:path draw:style-name="gr4" draw:text-style-name="P1" draw:layer="layout" svg:width="0.724cm" svg:height="0.494cm" draw:transform="rotate (-0.242426233102012) translate (6.27500048851295cm 20.5459980245323cm)" svg:viewBox="0 0 725 495" svg:d="M0 0c160 0 324 37 456 141 104 81 224 173 246 313l23 41">
          <text:p/>
        </draw:path>
        <draw:path draw:style-name="gr5" draw:text-style-name="P1" draw:layer="layout" svg:width="0.439cm" svg:height="0.468cm" draw:transform="rotate (1.71618225348602) translate (12.2782963084125cm 21.2133958718351cm)" svg:viewBox="0 0 440 469" svg:d="M0 3c157-25 254 121 346 215l76 131 18 120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12T13:50:41.921526365</dc:date>
    <meta:editing-duration>PT2H39M47S</meta:editing-duration>
    <meta:editing-cycles>57</meta:editing-cycles>
    <meta:generator>LibreOffice/6.4.7.2$Linux_X86_64 LibreOffice_project/40$Build-2</meta:generator>
    <meta:document-statistic meta:object-count="12"/>
  </office:meta>
</office:document-meta>
</file>

<file path=Object 1/content.xml><?xml version="1.0" encoding="utf-8"?>
<math xmlns="http://www.w3.org/1998/Math/MathML" display="block">
  <semantics>
    <mi>b</mi>
    <annotation encoding="StarMath 5.0">b</annotation>
  </semantics>
</math>
</file>

<file path=Object 10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i>γ</mi>
    </mstyle>
    <annotation encoding="StarMath 5.0">color blue { %gamma}</annotation>
  </semantics>
</math>
</file>

<file path=Object 6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